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Type of retrieval</text:p>
          </table:table-cell>
          <table:table-cell office:value-type="string" calcext:value-type="string">
            <text:p>hit@1</text:p>
          </table:table-cell>
          <table:table-cell office:value-type="string" calcext:value-type="string">
            <text:p>hit@3</text:p>
          </table:table-cell>
          <table:table-cell office:value-type="string" calcext:value-type="string">
            <text:p>hit@5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dhoc - subtitles</text:p>
          </table:table-cell>
          <table:table-cell office:value-type="float" office:value="0.62244898" calcext:value-type="float">
            <text:p>0.62244898</text:p>
          </table:table-cell>
          <table:table-cell office:value-type="float" office:value="0.785714286" calcext:value-type="float">
            <text:p>0.785714286</text:p>
          </table:table-cell>
          <table:table-cell office:value-type="float" office:value="0.8265306" calcext:value-type="float">
            <text:p>0.8265306</text:p>
          </table:table-cell>
          <table:table-cell table:number-columns-repeated="2" office:value-type="float" office:value="0.70765296" calcext:value-type="float">
            <text:p>0.70765296</text:p>
          </table:table-cell>
        </table:table-row>
        <table:table-row table:style-name="ro2">
          <table:table-cell office:value-type="string" calcext:value-type="string">
            <text:p>Adhoc - tags</text:p>
          </table:table-cell>
          <table:table-cell office:value-type="float" office:value="0.62244898" calcext:value-type="float">
            <text:p>0.62244898</text:p>
          </table:table-cell>
          <table:table-cell office:value-type="float" office:value="0.887755102" calcext:value-type="float">
            <text:p>0.887755102</text:p>
          </table:table-cell>
          <table:table-cell office:value-type="float" office:value="0.91836734" calcext:value-type="float">
            <text:p>0.91836734</text:p>
          </table:table-cell>
          <table:table-cell table:number-columns-repeated="2" office:value-type="float" office:value="0.75033989" calcext:value-type="float">
            <text:p>0.75033989</text:p>
          </table:table-cell>
        </table:table-row>
        <table:table-row table:style-name="ro1">
          <table:table-cell office:value-type="string" calcext:value-type="string">
            <text:p>Adhoc - sub + tags</text:p>
          </table:table-cell>
          <table:table-cell office:value-type="float" office:value="0.63265306" calcext:value-type="float">
            <text:p>0.63265306</text:p>
          </table:table-cell>
          <table:table-cell office:value-type="float" office:value="0.734693878" calcext:value-type="float">
            <text:p>0.734693878</text:p>
          </table:table-cell>
          <table:table-cell office:value-type="float" office:value="0.8061" calcext:value-type="float">
            <text:p>0.8061</text:p>
          </table:table-cell>
          <table:table-cell table:number-columns-repeated="2" office:value-type="float" office:value="0.69506796" calcext:value-type="float">
            <text:p>0.69506796</text:p>
          </table:table-cell>
        </table:table-row>
        <table:table-row table:style-name="ro1">
          <table:table-cell table:style-name="ce1" office:value-type="string" calcext:value-type="string">
            <text:p>adhoc-tags-BL</text:p>
          </table:table-cell>
          <table:table-cell office:value-type="float" office:value="0.540816327" calcext:value-type="float">
            <text:p>0.540816327</text:p>
          </table:table-cell>
          <table:table-cell office:value-type="float" office:value="0.704081633" calcext:value-type="float">
            <text:p>0.704081633</text:p>
          </table:table-cell>
          <table:table-cell office:value-type="float" office:value="0.785714286" calcext:value-type="float">
            <text:p>0.785714286</text:p>
          </table:table-cell>
          <table:table-cell table:number-columns-repeated="2" office:value-type="float" office:value="0.641496428" calcext:value-type="float">
            <text:p>0.641496428</text:p>
          </table:table-cell>
        </table:table-row>
        <table:table-row table:style-name="ro3">
          <table:table-cell office:value-type="string" calcext:value-type="string">
            <text:p>Lucene - subtitles</text:p>
          </table:table-cell>
          <table:table-cell office:value-type="float" office:value="0.63265306" calcext:value-type="float">
            <text:p>0.63265306</text:p>
          </table:table-cell>
          <table:table-cell office:value-type="float" office:value="0.785714286" calcext:value-type="float">
            <text:p>0.785714286</text:p>
          </table:table-cell>
          <table:table-cell office:value-type="float" office:value="0.826530612" calcext:value-type="float">
            <text:p>0.826530612</text:p>
          </table:table-cell>
          <table:table-cell table:number-columns-repeated="2" office:value-type="float" office:value="0.72023796" calcext:value-type="float">
            <text:p>0.72023796</text:p>
          </table:table-cell>
        </table:table-row>
        <table:table-row table:style-name="ro2">
          <table:table-cell office:value-type="string" calcext:value-type="string">
            <text:p>Lucene - tags</text:p>
          </table:table-cell>
          <table:table-cell office:value-type="float" office:value="0.53061224" calcext:value-type="float">
            <text:p>0.53061224</text:p>
          </table:table-cell>
          <table:table-cell office:value-type="float" office:value="0.775510204" calcext:value-type="float">
            <text:p>0.775510204</text:p>
          </table:table-cell>
          <table:table-cell office:value-type="float" office:value="0.785714286" calcext:value-type="float">
            <text:p>0.785714286</text:p>
          </table:table-cell>
          <table:table-cell table:number-columns-repeated="2" office:value-type="float" office:value="0.64200653" calcext:value-type="float">
            <text:p>0.64200653</text:p>
          </table:table-cell>
        </table:table-row>
        <table:table-row table:style-name="ro3">
          <table:table-cell office:value-type="string" calcext:value-type="string">
            <text:p>Lucene - sub + tags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0.908163265" calcext:value-type="float">
            <text:p>0.908163265</text:p>
          </table:table-cell>
          <table:table-cell office:value-type="float" office:value="0.928571429" calcext:value-type="float">
            <text:p>0.928571429</text:p>
          </table:table-cell>
          <table:table-cell table:number-columns-repeated="2" office:value-type="float" office:value="0.76139418" calcext:value-type="float">
            <text:p>0.76139418</text:p>
          </table:table-cell>
        </table:table-row>
        <table:table-row table:style-name="ro1">
          <table:table-cell table:style-name="ce1" office:value-type="string" calcext:value-type="string">
            <text:p>Lucene - sub + tags + bl</text:p>
          </table:table-cell>
          <table:table-cell office:value-type="float" office:value="0.591836735" calcext:value-type="float">
            <text:p>0.591836735</text:p>
          </table:table-cell>
          <table:table-cell office:value-type="float" office:value="0.846938" calcext:value-type="float">
            <text:p>0.846938</text:p>
          </table:table-cell>
          <table:table-cell office:value-type="float" office:value="0.897959184" calcext:value-type="float">
            <text:p>0.897959184</text:p>
          </table:table-cell>
          <table:table-cell table:number-columns-repeated="2" office:value-type="float" office:value="0.72380938" calcext:value-type="float">
            <text:p>0.72380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00-00-00</text:date>, <text:time style:data-style-name="N2" text:time-value="18:28:46.383460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9:54:45.021486076</meta:creation-date>
    <dc:date>2020-05-07T18:29:50.448163384</dc:date>
    <meta:editing-duration>PT1M23S</meta:editing-duration>
    <meta:editing-cycles>2</meta:editing-cycles>
    <meta:generator>LibreOffice/6.0.7.3$Linux_X86_64 LibreOffice_project/00m0$Build-3</meta:generator>
    <meta:document-statistic meta:table-count="1" meta:cell-count="54" meta:object-count="0"/>
    <meta:user-defined meta:name=""/>
  </office:meta>
</office:document-meta>
</file>